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14in" style:rel-column-width="1082*"/>
    </style:style>
    <style:style style:name="Table1.B" style:family="table-column">
      <style:table-column-properties style:column-width="1.6222in" style:rel-column-width="2336*"/>
    </style:style>
    <style:style style:name="Table1.C" style:family="table-column">
      <style:table-column-properties style:column-width="4.5514in" style:rel-column-width="6554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2007in"/>
    </style:style>
    <style:style style:name="P1" style:family="paragraph" style:parent-style-name="Standard">
      <style:text-properties style:font-name="TH Niramit AS" officeooo:rsid="001d4905" style:font-name-complex="TH Niramit AS"/>
    </style:style>
    <style:style style:name="P2" style:family="paragraph" style:parent-style-name="Standard">
      <style:text-properties style:font-name="TH Niramit AS" style:font-name-complex="TH Niramit AS"/>
    </style:style>
    <style:style style:name="P3" style:family="paragraph" style:parent-style-name="Table_20_Contents">
      <style:text-properties style:font-name="TH Niramit AS" officeooo:rsid="001d4905" officeooo:paragraph-rsid="001d4905" style:font-name-complex="TH Niramit AS" style:language-complex="th" style:country-complex="TH"/>
    </style:style>
    <style:style style:name="P4" style:family="paragraph" style:parent-style-name="Table_20_Contents">
      <style:text-properties style:font-name="TH Niramit AS" style:font-name-complex="TH Niramit AS"/>
    </style:style>
    <style:style style:name="P5" style:family="paragraph" style:parent-style-name="Table_20_Contents">
      <style:text-properties style:font-name="TH Niramit AS" officeooo:rsid="001d4905" officeooo:paragraph-rsid="001d4905" style:language-asian="ja" style:country-asian="JP" style:font-name-complex="TH Niramit AS" style:language-complex="th" style:country-complex="TH"/>
    </style:style>
    <style:style style:name="P6" style:family="paragraph" style:parent-style-name="Table_20_Contents">
      <style:text-properties style:font-name="TH Niramit AS" officeooo:rsid="001ebea0" officeooo:paragraph-rsid="001ebea0" style:language-asian="ja" style:country-asian="JP" style:font-name-complex="TH Niramit 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65097160288">
          <table:table-cell table:style-name="Table1.A1" office:value-type="string">
            <text:p text:style-name="P5">ฟังก์ชันโคด</text:p>
          </table:table-cell>
          <table:table-cell table:style-name="Table1.A1" office:value-type="string">
            <text:p text:style-name="P5">พารามิเตอร์</text:p>
          </table:table-cell>
          <table:table-cell table:style-name="Table1.A1" office:value-type="string">
            <text:p text:style-name="P5">คำอธิบาย</text:p>
          </table:table-cell>
        </table:table-row>
        <table:table-row table:style-name="Table1.2">
          <table:table-cell table:style-name="Table1.A1" office:value-type="string">
            <text:p text:style-name="P6">g</text:p>
          </table:table-cell>
          <table:table-cell table:style-name="Table1.A1" office:value-type="string">
            <text:p text:style-name="P3">หมายเลขกล่อง</text:p>
          </table:table-cell>
          <table:table-cell table:style-name="Table1.A1" office:value-type="string">
            <text:p text:style-name="P3">สั่งรันกล่องหมายเลข</text:p>
          </table:table-cell>
        </table:table-row>
        <table:table-row table:style-name="TableLine24650971602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650971602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4650971602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11:17:00.593000000</meta:creation-date>
    <dc:date>2022-08-19T11:38:19.513000000</dc:date>
    <meta:editing-duration>PT11M8S</meta:editing-duration>
    <meta:editing-cycles>1</meta:editing-cycles>
    <meta:document-statistic meta:table-count="1" meta:image-count="0" meta:object-count="0" meta:page-count="1" meta:paragraph-count="6" meta:word-count="12" meta:character-count="50" meta:non-whitespace-character-count="50"/>
    <meta:generator>LibreOffice/7.2.4.1$Windows_X86_64 LibreOffice_project/27d75539669ac387bb498e35313b970b7fe9c4f9</meta:generator>
  </office:meta>
</office:document-meta>
</file>